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23D00003F7500002FA5F45ECD1A296D893E.pdf" manifest:media-type="application/pdf"/>
  <manifest:file-entry manifest:full-path="Pictures/1000000100000266000001CDD8EF0F8A48916C41.png" manifest:media-type="image/png"/>
  <manifest:file-entry manifest:full-path="Pictures/10004FF700003F7500002FA57B9677C562E45625.pdf" manifest:media-type="application/pdf"/>
  <manifest:file-entry manifest:full-path="Pictures/1000000100000266000001CDAB76CD0028A06E4E.png" manifest:media-type="image/png"/>
  <manifest:file-entry manifest:full-path="Pictures/1000524200003F7500002FA51D6DDCB1B8CF6C6A.pdf" manifest:media-type="application/pdf"/>
  <manifest:file-entry manifest:full-path="Pictures/100039F300003F7500002FA512237744FB7C73AD.pdf" manifest:media-type="application/pdf"/>
  <manifest:file-entry manifest:full-path="Pictures/1000000100000266000001CDCD69B6A4A2F916CA.png" manifest:media-type="image/png"/>
  <manifest:file-entry manifest:full-path="Pictures/1000531400003F7500002FA5D9FCB53561857AFB.pdf" manifest:media-type="application/pdf"/>
  <manifest:file-entry manifest:full-path="Pictures/1000000100000266000001CD94E551253E7C77AA.png" manifest:media-type="image/png"/>
  <manifest:file-entry manifest:full-path="Pictures/100055D700003F7500002FA5BF00E3613E5B6E10.pdf" manifest:media-type="application/pdf"/>
  <manifest:file-entry manifest:full-path="Pictures/1000000100000266000001CDAE0C850D2A121B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657cm" svg:height="6.5cm" svg:x="1.343cm" svg:y="0.5cm">
          <draw:image xlink:href="Pictures/1000323D00003F7500002FA5F45ECD1A296D893E.pdf" xlink:type="simple" xlink:show="embed" xlink:actuate="onLoad" draw:mime-type="application/pdf">
            <text:p/>
          </draw:image>
          <draw:image xlink:href="Pictures/1000000100000266000001CDD8EF0F8A48916C41.png" xlink:type="simple" xlink:show="embed" xlink:actuate="onLoad" draw:mime-type="image/png"/>
        </draw:frame>
        <draw:frame draw:style-name="gr1" draw:text-style-name="P1" draw:layer="layout" svg:width="8.658cm" svg:height="6.5cm" svg:x="1.342cm" svg:y="8cm">
          <draw:image xlink:href="Pictures/10004FF700003F7500002FA57B9677C562E45625.pdf" xlink:type="simple" xlink:show="embed" xlink:actuate="onLoad" draw:mime-type="application/pdf">
            <text:p/>
          </draw:image>
          <draw:image xlink:href="Pictures/10004FF700003F7500002FA57B9677C562E45625.pdf" xlink:type="simple" xlink:show="embed" xlink:actuate="onLoad" draw:mime-type="application/pdf"/>
        </draw:frame>
        <draw:frame draw:style-name="gr1" draw:text-style-name="P1" draw:layer="layout" svg:width="8.5cm" svg:height="6.382cm" svg:x="10cm" svg:y="8cm">
          <draw:image xlink:href="Pictures/1000524200003F7500002FA51D6DDCB1B8CF6C6A.pdf" xlink:type="simple" xlink:show="embed" xlink:actuate="onLoad" draw:mime-type="application/pdf">
            <text:p/>
          </draw:image>
          <draw:image xlink:href="Pictures/1000000100000266000001CDAB76CD0028A06E4E.png" xlink:type="simple" xlink:show="embed" xlink:actuate="onLoad" draw:mime-type="image/png"/>
        </draw:frame>
        <draw:frame draw:style-name="gr1" draw:text-style-name="P1" draw:layer="layout" svg:width="8.744cm" svg:height="6.565cm" svg:x="18cm" svg:y="7.935cm">
          <draw:image xlink:href="Pictures/100039F300003F7500002FA512237744FB7C73AD.pdf" xlink:type="simple" xlink:show="embed" xlink:actuate="onLoad" draw:mime-type="application/pdf">
            <text:p/>
          </draw:image>
          <draw:image xlink:href="Pictures/1000000100000266000001CDCD69B6A4A2F916CA.png" xlink:type="simple" xlink:show="embed" xlink:actuate="onLoad" draw:mime-type="image/png"/>
        </draw:frame>
        <draw:frame draw:style-name="gr1" draw:text-style-name="P1" draw:layer="layout" svg:width="8.657cm" svg:height="6.5cm" svg:x="9.843cm" svg:y="0.5cm">
          <draw:image xlink:href="Pictures/1000531400003F7500002FA5D9FCB53561857AFB.pdf" xlink:type="simple" xlink:show="embed" xlink:actuate="onLoad" draw:mime-type="application/pdf">
            <text:p/>
          </draw:image>
          <draw:image xlink:href="Pictures/1000000100000266000001CD94E551253E7C77AA.png" xlink:type="simple" xlink:show="embed" xlink:actuate="onLoad" draw:mime-type="image/png"/>
        </draw:frame>
        <draw:frame draw:style-name="gr1" draw:text-style-name="P1" draw:layer="layout" svg:width="8.657cm" svg:height="6.5cm" svg:x="18cm" svg:y="0.5cm">
          <draw:image xlink:href="Pictures/100055D700003F7500002FA5BF00E3613E5B6E10.pdf" xlink:type="simple" xlink:show="embed" xlink:actuate="onLoad" draw:mime-type="application/pdf">
            <text:p/>
          </draw:image>
          <draw:image xlink:href="Pictures/1000000100000266000001CDAE0C850D2A121B2F.png" xlink:type="simple" xlink:show="embed" xlink:actuate="onLoad" draw:mime-type="image/png"/>
        </draw:frame>
        <draw:frame draw:style-name="gr2" draw:text-style-name="P2" draw:layer="layout" svg:width="4.5cm" svg:height="0.962cm" svg:x="4.5cm" svg:y="7cm">
          <draw:text-box>
            <text:p><text:span text:style-name="T1">μ</text:span><text:span text:style-name="T2"> &lt; 0.2</text:span></text:p>
          </draw:text-box>
        </draw:frame>
        <draw:frame draw:style-name="gr2" draw:text-style-name="P2" draw:layer="layout" svg:width="4.5cm" svg:height="0.962cm" svg:x="12.5cm" svg:y="7cm">
          <draw:text-box>
            <text:p><text:span text:style-name="T1">μ</text:span><text:span text:style-name="T2"> </text:span><text:span text:style-name="T1">≈</text:span><text:span text:style-name="T2"> [0.2, 0.3]</text:span></text:p>
          </draw:text-box>
        </draw:frame>
        <draw:frame draw:style-name="gr3" draw:text-style-name="P2" draw:layer="layout" svg:width="4.5cm" svg:height="0.962cm" svg:x="20.5cm" svg:y="7cm">
          <draw:text-box>
            <text:p><text:span text:style-name="T1">μ</text:span><text:span text:style-name="T2"> </text:span><text:span text:style-name="T1">≈</text:span><text:span text:style-name="T2"> [0.3, 0.4]</text:span></text:p>
          </draw:text-box>
        </draw:frame>
        <draw:frame draw:style-name="gr2" draw:text-style-name="P2" draw:layer="layout" svg:width="4.5cm" svg:height="0.962cm" svg:x="3.5cm" svg:y="14.5cm">
          <draw:text-box>
            <text:p><text:span text:style-name="T1">μ</text:span><text:span text:style-name="T2"> </text:span><text:span text:style-name="T1">≈</text:span><text:span text:style-name="T2"> [0.4, 0.5]</text:span></text:p>
          </draw:text-box>
        </draw:frame>
        <draw:frame draw:style-name="gr2" draw:text-style-name="P2" draw:layer="layout" svg:width="4.5cm" svg:height="0.962cm" svg:x="12.5cm" svg:y="14.382cm">
          <draw:text-box>
            <text:p><text:span text:style-name="T1">μ</text:span><text:span text:style-name="T2"> </text:span><text:span text:style-name="T1">≈</text:span><text:span text:style-name="T2"> [0.5, 0.6]</text:span></text:p>
          </draw:text-box>
        </draw:frame>
        <draw:frame draw:style-name="gr2" draw:text-style-name="P2" draw:layer="layout" svg:width="4.5cm" svg:height="0.962cm" svg:x="21.5cm" svg:y="14.5cm">
          <draw:text-box>
            <text:p><text:span text:style-name="T1">μ</text:span><text:span text:style-name="T2"> </text:span><text:span text:style-name="T1">&gt; 0.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4T09:32:45.855000000</meta:creation-date>
    <dc:date>2023-02-24T09:45:47.169000000</dc:date>
    <meta:editing-duration>PT13M1S</meta:editing-duration>
    <meta:editing-cycles>1</meta:editing-cycles>
    <meta:document-statistic meta:object-count="35"/>
    <meta:generator>LibreOffice/7.4.2.3$Windows_X86_64 LibreOffice_project/382eef1f22670f7f4118c8c2dd222ec7ad009daf</meta:generator>
  </office:meta>
</office:document-meta>
</file>